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Verdana" svg:font-family="Verdana"/>
    <style:font-face style:name="" svg:font-family=""/>
    <style:font-face style:name="Tahoma" svg:font-family="Tahoma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6pt" style:font-size-asian="16pt" style:font-size-complex="16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Verdana" style:font-name-complex="Verdana" fo:font-size="22pt" style:font-size-asian="22pt" style:font-size-complex="22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Hello world!</text:span></text:p>
        <text:p><text:span text:style-name="T2">Hello world! I am formatted.</text:span></text:p>
        <text:p text:style-name="P1"><text:span text:style-name="myOwnStyle">Hello world! I am formatted by a user defined style</text:span></text:p>
        <text:p><text:span text:style-name="T3">Hello World!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" svg:font-family=""/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myOwnStyle" style:family="text">
      <style:text-properties style:font-name="Verdana" style:font-name-complex="Verdana" fo:font-size="14pt" style:font-size-asian="14pt" style:font-size-complex="14pt" fo:color="#1B2232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5-07-30T20:35:41.000</dc:date>
    <meta:generator>PHPWord</meta:generator>
    <meta:initial-creator/>
    <meta:creation-date>2015-07-30T20:35:41.000</meta:creation-date>
    <meta:keyword/>
    <meta:user-defined meta:name="Category"/>
    <meta:user-defined meta:name="Company"/>
    <meta:user-defined meta:name="Manager"/>
  </office:meta>
</office:document-meta>
</file>